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Párrafodelista" style:list-style-name="LFO1" style:family="paragraph">
      <style:paragraph-properties fo:text-align="justify"/>
    </style:style>
    <style:style style:name="P12" style:parent-style-name="Párrafodelista" style:list-style-name="LFO1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fo:color="#000000"/>
    </style:style>
    <style:style style:name="P1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Práctica Vue.js o jQuery</text:p>
      <text:p text:style-name="P2"/>
      <text:p text:style-name="P3">Realiza una aplicación web utilizando como fuente de diseño (Vuetify o Bootstrap) para realizar un CRUD sencillo para registrar el inventario de un modelo de negocio que tengas.</text:p>
      <text:p text:style-name="P4"/>
      <text:p text:style-name="P5">La aplicación está formada por un formulario o un input donde se introduce el registro del producto deseado, y en la misma parte aparecerá los productos registrados.</text:p>
      <text:p text:style-name="P6"/>
      <text:p text:style-name="P7">El usuario podrá eliminar y actualizar el producto que quiera.</text:p>
      <text:p text:style-name="P8"/>
      <text:p text:style-name="P9">Extras:</text:p>
      <text:p text:style-name="P10"/>
      <text:list text:style-name="LFO1" text:continue-numbering="true">
        <text:list-item>
          <text:p text:style-name="P11">Conectarlo a una base de datos.</text:p>
        </text:list-item>
        <text:list-item>
          <text:p text:style-name="P12">Implementar un método de buscar la etiqueta seleccionada.</text:p>
        </text:list-item>
      </text:list>
      <text:p text:style-name="P13"/>
      <text:p text:style-name="P14">Entrega:</text:p>
      <text:p text:style-name="P15"/>
      <text:p text:style-name="P16"><text:span text:style-name="T17">Vídeo del contenido del proyecto donde muestra el cumplimiento o no de los requisitos del proyecto. El formato de entrega es libre siempre y cuando el profesor pueda visualizarlo (se recomienda .mp4). En cuanto al nombre del fichero deberá ser igual al del proyecto. Ejemplo: “Carmona_Lara_AntonioJesús.mp4”. Nota: La penalización por no cumplir este apartado es de 2 puntos.</text:span>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Encabezado"><draw:frame draw:style-name="a0" draw:name="Imagen 1" text:anchor-type="as-char" svg:x="0in" svg:y="0in" svg:width="2.94192in" svg:height="0.63339in" style:rel-width="scale" style:rel-height="scale"><draw:image xlink:href="media/image1.PNG" xlink:type="simple" xlink:show="embed" xlink:actuate="onLoad"/><svg:title/><svg:desc/></draw:frame>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Jesús Carmona Lara</meta:initial-creator>
    <dc:creator>Antonio Jesús Carmona Lara</dc:creator>
    <meta:creation-date>2023-01-30T12:24:00Z</meta:creation-date>
    <dc:date>2023-01-30T12:43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142" meta:character-count="923" meta:row-count="6" meta:non-whitespace-character-count="782"/>
  </office:meta>
</office:document-meta>
</file>